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d10fe" officeooo:paragraph-rsid="000d10fe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paragraph-rsid="000b9071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paragraph-rsid="000d10fe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b9071" officeooo:paragraph-rsid="000b9071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d10fe" officeooo:paragraph-rsid="000df79c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df79c" officeooo:paragraph-rsid="000df79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343a40" loext:opacity="100%" style:font-name="apple-system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paragraph-rsid="000b9071" style:font-size-asian="11pt" style:font-size-complex="11pt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paragraph-rsid="000d10fe" style:font-size-asian="11pt" style:font-size-complex="11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2pt" fo:letter-spacing="normal" fo:font-style="normal" fo:font-weight="normal" officeooo:paragraph-rsid="000d10f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2pt" fo:letter-spacing="normal" fo:font-style="normal" fo:font-weight="normal" officeooo:paragraph-rsid="000df79c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b9071" officeooo:paragraph-rsid="000b9071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normal" officeooo:rsid="000d10fe" officeooo:paragraph-rsid="000d10fe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loext:opacity="100%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343a40" loext:opacity="100%" style:font-name="apple-system" fo:letter-spacing="normal" fo:font-style="normal" fo:font-weight="normal"/>
    </style:style>
    <style:style style:name="T2" style:family="text">
      <style:text-properties officeooo:rsid="000b9071"/>
    </style:style>
    <style:style style:name="T3" style:family="text">
      <style:text-properties officeooo:rsid="000d10fe"/>
    </style:style>
    <style:style style:name="T4" style:family="text">
      <style:text-properties fo:color="#212529" loext:opacity="100%" style:text-line-through-style="none" style:text-line-through-type="none" style:font-name="Helvetica Neue" fo:font-size="12pt" style:text-underline-style="none" style:text-blinking="false" fo:background-color="transparent" loext:char-shading-value="0"/>
    </style:style>
    <style:style style:name="T5" style:family="text">
      <style:text-properties fo:color="#212529" loext:opacity="100%" style:text-line-through-style="none" style:text-line-through-type="none" style:font-name="Helvetica Neue" fo:font-size="12pt" style:text-underline-style="none" officeooo:rsid="000df79c" style:text-blinking="false" fo:background-color="transparent" loext:char-shading-value="0"/>
    </style:style>
    <style:style style:name="T6" style:family="text">
      <style:text-properties fo:color="#212529" loext:opacity="100%" style:text-line-through-style="none" style:text-line-through-type="none" style:font-name="Helvetica Neue" style:text-underline-style="none" officeooo:rsid="000d10fe" style:text-blinking="false" fo:background-color="transparent" loext:char-shading-value="0"/>
    </style:style>
    <style:style style:name="T7" style:family="text">
      <style:text-properties fo:color="#212529" loext:opacity="100%" style:text-line-through-style="none" style:text-line-through-type="none" style:text-position="sub 58%" style:font-name="Helvetica Neue" fo:font-size="12pt" style:text-underline-style="none" style:text-blinking="false" fo:background-color="transparent" loext:char-shading-value="0"/>
    </style:style>
    <style:style style:name="T8" style:family="text">
      <style:text-properties fo:color="#212529" loext:opacity="100%" style:text-line-through-style="none" style:text-line-through-type="none" style:text-position="sub 58%" style:font-name="Helvetica Neue" fo:font-size="12pt" style:text-underline-style="none" officeooo:rsid="000df79c" style:text-blinking="false" fo:background-color="transparent" loext:char-shading-value="0"/>
    </style:style>
    <style:style style:name="T9" style:family="text">
      <style:text-properties fo:color="#212529" loext:opacity="100%" style:text-line-through-style="none" style:text-line-through-type="none" style:text-position="sub 58%" style:font-name="Helvetica Neue" style:text-underline-style="none" officeooo:rsid="000d10fe" style:text-blinking="false" fo:background-color="transparent" loext:char-shading-value="0"/>
    </style:style>
    <style:style style:name="T10" style:family="text">
      <style:text-properties fo:color="#212529" loext:opacity="100%" style:text-line-through-style="none" style:text-line-through-type="none" style:text-position="sub 58%" style:font-name="Helvetica Neue" style:text-underline-style="none" officeooo:rsid="000df79c" style:text-blinking="false" fo:background-color="transparent" loext:char-shading-value="0"/>
    </style:style>
    <style:style style:name="T11" style:family="text">
      <style:text-properties fo:color="#212529" loext:opacity="100%" style:text-line-through-style="none" style:text-line-through-type="none" style:text-position="0% 100%" style:font-name="Helvetica Neue" fo:font-size="12pt" style:text-underline-style="none" style:text-blinking="false" fo:background-color="transparent" loext:char-shading-value="0"/>
    </style:style>
    <style:style style:name="T12" style:family="text">
      <style:text-properties fo:color="#212529" loext:opacity="100%" style:text-line-through-style="none" style:text-line-through-type="none" style:text-position="0% 100%" style:font-name="Helvetica Neue" fo:font-size="12pt" style:text-underline-style="none" officeooo:rsid="000df79c" style:text-blinking="false" fo:background-color="transparent" loext:char-shading-value="0"/>
    </style:style>
    <style:style style:name="T13" style:family="text">
      <style:text-properties fo:color="#212529" loext:opacity="100%" style:text-line-through-style="none" style:text-line-through-type="none" style:text-position="0% 100%" style:font-name="Helvetica Neue" style:text-underline-style="none" officeooo:rsid="000d10fe" style:text-blinking="false" fo:background-color="transparent" loext:char-shading-value="0"/>
    </style:style>
    <style:style style:name="T14" style:family="text">
      <style:text-properties fo:color="#212529" loext:opacity="100%" style:text-line-through-style="none" style:text-line-through-type="none" style:text-position="0% 100%" style:font-name="Helvetica Neue" style:text-underline-style="none" officeooo:rsid="000df79c" style:text-blinking="false" fo:background-color="transparent" loext:char-shading-value="0"/>
    </style:style>
    <style:style style:name="T15" style:family="text">
      <style:text-properties style:text-line-through-style="none" style:text-line-through-type="none" style:text-position="sub 58%" style:text-underline-style="none" officeooo:rsid="000d10fe" style:text-blinking="false" fo:background-color="transparent" loext:char-shading-value="0"/>
    </style:style>
    <style:style style:name="T16" style:family="text">
      <style:text-properties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officeooo:rsid="000df79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do el siguiente modelo físico, resolver:<text:line-break/>1, 2, 3 y 4 utilizando SQL<text:line-break/>5, 6 y 7  utilizando AR.</text:span><text:line-break/><text:span text:style-name="T1">Para aprobar debe hacer 3 sql bien y 2 AR bien.</text:span><text:line-break/><text:span text:style-name="T1">Tiene 45 minutos para resolver la tarea y adjuntar la solución. Contemple 4 o 5 minutos de los 45 para preparar y adjuntar su solución, luego de cerrada la tarea no podrá hacerlo.</text:span><text:bookmark text:name="docs-internal-guid-92b5281b-7fff-2e35-1227-456e68cb6e3d"/></text:p>
      <text:p text:style-name="P3"><text:bookmark text:name="docs-internal-guid-f7a18318-7fff-0aaa-8cb8-e2def32b5bb3"/>AGENCIA=(RAZON_SOCIAL, dirección, telef, e-mail)</text:p>
      <text:p text:style-name="P9">CIUDAD=(CODIGOPOSTAL, nombreCiudad, añoCreación)</text:p>
      <text:p text:style-name="P9">CLIENTE=(DNI, nombre, apellido, teléfono, dirección)</text:p>
      <text:p text:style-name="P10">VIAJE=( FECHA,HORA,DNI, cpOrigen, cpDestino, razon_social, descripcion)//cpOrigen y cpDestino corresponden a la ciudades origen y destino del viaje</text:p>
      <text:p text:style-name="P12"/>
      <text:p text:style-name="P18"><text:span text:style-name="T2">1. </text:span>Reportar nombre, apellido, dirección y teléfono de clientes con más de 5 viajes.</text:p>
      <text:p text:style-name="P6">SELECT nombre, apellido, direccion, telefono</text:p>
      <text:p text:style-name="P6">FROM Cliente </text:p>
      <text:p text:style-name="P6"><text:tab/>NATURAL JOIN Viaje</text:p>
      <text:p text:style-name="P6">GROUP BY dni</text:p>
      <text:p text:style-name="P6">HAVING COUNT(*)&gt;5</text:p>
      <text:p text:style-name="P6"/>
      <text:p text:style-name="P18"><text:span text:style-name="T2">2. </text:span>Listar razón social, dirección y teléfono de agencias que realizaron viajes a la ciudad de Mar del plata (ciudad destino) y que el cliente sea ‘Marcos Gonzales’. Ordenar por teléfono y luego por dirección.</text:p>
      <text:p text:style-name="P6">SELECT <text:span text:style-name="T17">DISTINCT </text:span>razon_social, direccion, telef</text:p>
      <text:p text:style-name="P6">FROM Agencia</text:p>
      <text:p text:style-name="P6"><text:tab/>NATURAL JOIN Viaje</text:p>
      <text:p text:style-name="P6"><text:tab/>NATURAL JOIN Ciudad</text:p>
      <text:p text:style-name="P6"><text:tab/>INNER JOIN Cliente ON (Cliente.dni = Viaje.dni)</text:p>
      <text:p text:style-name="P6">WHERE (Cliente.nombre=”Marcos”) and (Cliente.apellido=”Gonzales”)</text:p>
      <text:p text:style-name="P6">ORDER BY telef, agencia.direccion</text:p>
      <text:p text:style-name="P6"/>
      <text:p text:style-name="P3"/>
      <text:p text:style-name="P3"/>
      <text:p text:style-name="P18"><text:soft-page-break/><text:span text:style-name="T2">3. </text:span>Listar fecha, hora, datos personales del cliente, ciudad origen y destino de viajes realizados en octubre de 2016.</text:p>
      <text:p text:style-name="P6">SELECT fecha, hora, <text:s/>DNI, nombre, apellido, CO.nombreCiudad, CD.nombreCiudad</text:p>
      <text:p text:style-name="P6">FROM Viaje </text:p>
      <text:p text:style-name="P6"><text:tab/>NATURAL JOIN Cliente</text:p>
      <text:p text:style-name="P6"><text:tab/>INNER JOIN Ciudad CO ON (Viaje.cpOrigen=CO.codigopostal)</text:p>
      <text:p text:style-name="P6"><text:tab/>INNER JOIN Ciudad CD (Viaje.cpDestino=CD.codigopostal)</text:p>
      <text:p text:style-name="P6">WHERE (fecha BETWEEN 01/10/2016 AND 31/10/2016)</text:p>
      <text:p text:style-name="P3"/>
      <text:p text:style-name="P18"><text:span text:style-name="T2">4. </text:span>Informar cantidad de viajes de la agencia con razón social ‘La nueva’’.</text:p>
      <text:p text:style-name="P6">SELECT COUNT(*)</text:p>
      <text:p text:style-name="P6">FROM Agencia</text:p>
      <text:p text:style-name="P6">WHERE (razon_social=”La nueva”)</text:p>
      <text:p text:style-name="P4"/>
      <text:p text:style-name="P18"><text:span text:style-name="T2">5. </text:span>Listar nombre, apellido, dirección y teléfono de clientes que viajaron con la agencia con razón social ‘La nueva’.</text:p>
      <text:p text:style-name="P13"><text:span text:style-name="T6"/></text:p>
      <text:p text:style-name="P14"><text:span text:style-name="T6">π</text:span><text:span text:style-name="T15">nombre, apellido, dirección y teléfono </text:span><text:span text:style-name="T6">(σ</text:span><text:span text:style-name="T9">cliente.dni.=viaje.dni</text:span><text:span text:style-name="T3">(Cliente </text:span><text:span text:style-name="T17">|</text:span><text:span text:style-name="T3">x</text:span><text:span text:style-name="T17">|</text:span><text:span text:style-name="T3"> </text:span><text:span text:style-name="T6">σ</text:span><text:span text:style-name="T9">razon_social=”La nueva”</text:span><text:span text:style-name="T14">(</text:span><text:span text:style-name="T3">Viaje</text:span><text:span text:style-name="T17">)))</text:span></text:p>
      <text:p text:style-name="P2"/>
      <text:p text:style-name="P18"><text:span text:style-name="T2">6. </text:span>Reportar información de agencias que realizaron viajes durante 2017 o que tengan dirección igual a ‘Gorina’.</text:p>
      <text:p text:style-name="P18"/>
      <text:p text:style-name="P7"><text:span text:style-name="T5">(</text:span><text:span text:style-name="T4">π </text:span><text:span text:style-name="T7">RAZON_SOCIAL, dirección, telef, e-mail </text:span><text:span text:style-name="T11"><text:s/></text:span><text:span text:style-name="T12">(</text:span><text:span text:style-name="T11">Agencia |x| σ</text:span><text:span text:style-name="T7">fecha&gt;=01/01/2017 </text:span><text:span text:style-name="T8">and</text:span><text:span text:style-name="T7"> </text:span><text:span text:style-name="T8"><text:s/>fecha&lt;=</text:span><text:span text:style-name="T7">31/12/2017</text:span><text:span text:style-name="T11">(Viaje</text:span><text:span text:style-name="T12">)))</text:span></text:p>
      <text:p text:style-name="P8"><text:span text:style-name="T11">U</text:span></text:p>
      <text:p text:style-name="P7"><text:span text:style-name="T12">(</text:span><text:span text:style-name="T11">π </text:span><text:span text:style-name="T7">RAZON_SOCIAL, dirección, telef, e-mail </text:span><text:span text:style-name="T11"><text:s/>(</text:span><text:span text:style-name="T12">(</text:span><text:span text:style-name="T11">σ</text:span><text:span text:style-name="T7">direccion=”Gorina”</text:span><text:span text:style-name="T11">Agencia</text:span><text:span text:style-name="T12">)</text:span><text:span text:style-name="T11"> |x| Viaje)</text:span><text:span text:style-name="T12">)</text:span></text:p>
      <text:p text:style-name="P2"/>
      <text:p text:style-name="P18"><text:span text:style-name="T2">7. </text:span>Actualizar el teléfono del cliente con DNI: 43332456 a: 221-444447.</text:p>
      <text:p text:style-name="P18"/>
      <text:p text:style-name="P2"><text:span text:style-name="T4">δ </text:span><text:span text:style-name="T7">telef&lt;=221-444447</text:span><text:span text:style-name="T4">(σ </text:span><text:span text:style-name="T7">dni=43332456</text:span><text:span text:style-name="T11">(</text:span><text:span text:style-name="T4">Cliente))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text:span text:style-name="T4">δ - Delta / Θ - Theta / π - Pi / ρ - Rho / σ - Sigma / </text:span><text:span text:style-name="T16">∩ ∪</text:span> </text:p>
      <text:p text:style-name="P5">AGENCIA=(RAZON_SOCIAL, dirección, telef, e-mail)</text:p>
      <text:p text:style-name="P11">CIUDAD=(CODIGOPOSTAL, nombreCiudad, añoCreación)</text:p>
      <text:p text:style-name="P11">CLIENTE=(DNI, nombre, apellido, teléfono, dirección)</text:p>
      <text:p text:style-name="P17">VIAJE=( FECHA,HORA,DNI, cpOrigen, cpDestino, razon_social, descripcion)//cpOrigen y cpDestino corresponden a la ciudades origen y destino del viaj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23:47:35.772000000</meta:creation-date>
    <dc:date>2021-11-25T00:18:58.163000000</dc:date>
    <meta:editing-duration>PT6M41S</meta:editing-duration>
    <meta:editing-cycles>1</meta:editing-cycles>
    <meta:document-statistic meta:table-count="0" meta:image-count="0" meta:object-count="0" meta:page-count="3" meta:paragraph-count="43" meta:word-count="382" meta:character-count="2769" meta:non-whitespace-character-count="2415"/>
    <meta:generator>LibreOffice/7.1.4.2$Windows_X86_64 LibreOffice_project/a529a4fab45b75fefc5b6226684193eb000654f6</meta:generator>
  </office:meta>
</office:document-meta>
</file>